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EsqlQuery.prepar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EsqlQuery.getResult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bcEsqlQuery.getRow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bcEsqlQuery.prepa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EsqlQuery.JdbcEsqlQuery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EsqlQuery.newInstance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EsqlQuery.Jdbc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